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21.217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1.655cm"/>
    </style:style>
    <style:style style:name="gr24" style:family="graphic" style:parent-style-name="standard">
      <style:graphic-properties draw:stroke="none" svg:stroke-color="#000000" draw:fill="none" draw:fill-color="#ffffff" fo:min-height="2.051cm"/>
    </style:style>
    <style:style style:name="gr25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6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7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28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stroke="none" svg:stroke-color="#000000" draw:fill="none" draw:fill-color="#ffffff" fo:min-height="1.401cm"/>
    </style:style>
    <style:style style:name="gr30" style:family="graphic" style:parent-style-name="standard">
      <style:graphic-properties draw:stroke="none" svg:stroke-color="#000000" draw:fill="none" draw:fill-color="#ffffff" fo:min-height="1.528cm"/>
    </style:style>
    <style:style style:name="gr31" style:family="graphic" style:parent-style-name="standard">
      <style:graphic-properties svg:stroke-color="#000000" draw:fill-color="#eeeeee" draw:textarea-horizontal-align="justify" draw:textarea-vertical-align="middle" draw:auto-grow-height="false" fo:min-height="1.643cm" fo:min-width="7.758cm"/>
    </style:style>
    <style:style style:name="gr32" style:family="graphic" style:parent-style-name="standard">
      <style:graphic-properties svg:stroke-color="#000000" draw:fill-color="#eeeeee" draw:textarea-horizontal-align="justify" draw:textarea-vertical-align="middle" draw:auto-grow-height="false" fo:min-height="1.755cm" fo:min-width="7.758cm"/>
    </style:style>
    <style:style style:name="gr33" style:family="graphic" style:parent-style-name="objectwithoutfill">
      <style:graphic-properties svg:stroke-width="0.152cm" svg:stroke-color="#c5000b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34" style:family="graphic" style:parent-style-name="objectwithoutfill">
      <style:graphic-properties svg:stroke-width="0.152cm" svg:stroke-color="#c5000b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5" style:family="graphic" style:parent-style-name="standard">
      <style:graphic-properties draw:stroke="none" draw:fill="none" fo:min-height="2.0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style:text-properties fo:font-size="30pt" fo:font-weight="bold" style:font-size-asian="30pt" style:font-weight-asian="bold" style:font-size-complex="30pt" style:font-weight-complex="bold"/>
    </style:style>
    <style:style style:name="P16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7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8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loext:graphic-properties draw:fill="none" draw:fill-color="#ffffff"/>
      <style:text-properties fo:font-size="32pt" style:font-size-asian="32pt" style:font-size-complex="32pt"/>
    </style:style>
    <style:style style:name="P21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loext:graphic-properties draw:fill="non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25.876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7" draw:text-style-name="P5" draw:layer="layout" svg:x1="4.28cm" svg:y1="9.001cm" svg:x2="12.538cm" svg:y2="8.989cm">
          <text:p/>
        </draw:line>
        <draw:line draw:style-name="gr7" draw:text-style-name="P5" draw:layer="layout" svg:x1="4.28cm" svg:y1="11.101cm" svg:x2="12.538cm" svg:y2="11.0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0.7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5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8" draw:layer="layout" svg:width="20.32cm" svg:height="26.511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2.5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9.315cm" svg:height="2.072cm" svg:x="24.01cm" svg:y="36.234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4.064cm" svg:height="1.905cm" svg:x="18.78cm" svg:y="36.582cm">
          <draw:text-box>
            <text:p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7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813cm" svg:height="2.301cm" svg:x="18.793cm" svg:y="38.97cm">
          <draw:text-box>
            <text:p><text:span text:style-name="T4">Data Out</text:span></text:p>
          </draw:text-box>
        </draw:frame>
        <draw:frame draw:style-name="gr24" draw:text-style-name="P10" draw:layer="layout" svg:width="4.813cm" svg:height="2.301cm" svg:x="18.806cm" svg:y="41.4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5" draw:text-style-name="P1" draw:layer="layout" svg:width="7.112cm" svg:height="1.397cm" svg:x="35.698cm" svg:y="36.6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7.112cm" svg:height="1.397cm" svg:x="35.699cm" svg:y="38.918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6" draw:text-style-name="P1" draw:layer="layout" svg:x1="39.254cm" svg:y1="12.43cm" svg:x2="44.283cm" svg:y2="12.43cm">
          <text:p/>
        </draw:line>
        <draw:line draw:style-name="gr7" draw:text-style-name="P5" draw:layer="layout" svg:x1="32.296cm" svg:y1="41.132cm" svg:x2="32.296cm" svg:y2="43.164cm">
          <text:p/>
        </draw:line>
        <draw:line draw:style-name="gr7" draw:text-style-name="P5" draw:layer="layout" svg:x1="31.296cm" svg:y1="41.132cm" svg:x2="31.296cm" svg:y2="43.164cm">
          <text:p/>
        </draw:line>
        <draw:custom-shape draw:style-name="gr27" draw:text-style-name="P11" draw:layer="layout" svg:width="20.32cm" svg:height="1.905cm" svg:x="44.307cm" svg:y="3.9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0.32cm" svg:height="1.905cm" svg:x="44.307cm" svg:y="5.821cm">
          <text:p text:style-name="P1"><text:span text:style-name="T5">and $t0, $t0, $t1 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0.32cm" svg:height="1.905cm" svg:x="44.307cm" svg:y="7.721cm">
          <text:p text:style-name="P1"><text:span text:style-name="T5">beq $t0, $0, </text:span><text:span text:style-name="T2">wait</text:span></text:p>
          <draw:enhanced-geometry svg:viewBox="0 0 21600 21600" draw:type="rectangle" draw:enhanced-path="M 0 0 L 21600 0 21600 21600 0 21600 0 0 Z N"/>
        </draw:custom-shape>
        <draw:frame draw:style-name="gr29" draw:text-style-name="P14" draw:layer="layout" svg:width="2.159cm" svg:height="1.651cm" svg:x="2.397cm" svg:y="5.445cm">
          <draw:text-box>
            <text:p text:style-name="P13"><text:span text:style-name="T6">$t0</text:span></text:p>
          </draw:text-box>
        </draw:frame>
        <draw:custom-shape draw:style-name="gr28" draw:text-style-name="P12" draw:layer="layout" svg:width="20.32cm" svg:height="1.905cm" svg:x="44.307cm" svg:y="9.621cm">
          <text:p text:style-name="P1"><text:span text:style-name="T5">lw $t0, 0($s1) <text:s text:c="4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0.32cm" svg:height="1.905cm" svg:x="44.307cm" svg:y="11.521cm">
          <text:p text:style-name="P1"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0.32cm" svg:height="1.905cm" svg:x="44.307cm" svg:y="20.621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frame draw:style-name="gr29" draw:text-style-name="P14" draw:layer="layout" svg:width="2.159cm" svg:height="1.651cm" svg:x="2.398cm" svg:y="7.246cm">
          <draw:text-box>
            <text:p text:style-name="P13"><text:span text:style-name="T6">$t1</text:span></text:p>
          </draw:text-box>
        </draw:frame>
        <draw:frame draw:style-name="gr30" draw:text-style-name="P16" draw:layer="layout" svg:width="3.048cm" svg:height="1.778cm" svg:x="44.812cm" svg:y="4.116cm">
          <draw:text-box>
            <text:p text:style-name="P15"><text:span text:style-name="T7">wait:</text:span></text:p>
          </draw:text-box>
        </draw:frame>
        <draw:custom-shape draw:style-name="gr31" draw:text-style-name="P17" draw:layer="layout" svg:width="8.258cm" svg:height="1.893cm" svg:x="4.28cm" svg:y="5.096cm">
          <text:p text:style-name="P1"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8.258cm" svg:height="2.005cm" svg:x="4.28cm" svg:y="6.996cm">
          <text:p text:style-name="P12"><text:span text:style-name="T5">1</text:span></text:p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.524cm" svg:height="1.905cm" svg:x="32.242cm" svg:y="41.386cm">
          <draw:text-box>
            <text:p text:style-name="P19"><text:span text:style-name="T5">0</text:span></text:p>
          </draw:text-box>
        </draw:frame>
        <draw:frame draw:style-name="gr23" draw:text-style-name="P20" draw:layer="layout" svg:width="1.524cm" svg:height="1.905cm" svg:x="31.242cm" svg:y="41.387cm">
          <draw:text-box>
            <text:p text:style-name="P19"><text:span text:style-name="T5">0</text:span></text:p>
          </draw:text-box>
        </draw:frame>
        <draw:line draw:style-name="gr33" draw:text-style-name="P5" xml:id="id7" draw:id="id7" draw:layer="layout" svg:x1="56.626cm" svg:y1="4.937cm" svg:x2="60.69cm" svg:y2="4.937cm">
          <text:p/>
        </draw:line>
        <draw:connector draw:style-name="gr34" draw:text-style-name="P5" draw:layer="layout" draw:line-skew="13.314cm" svg:x1="60.69cm" svg:y1="4.937cm" svg:x2="26.717cm" svg:y2="35.639cm" draw:start-shape="id7" draw:start-glue-point="1" draw:end-shape="id8" svg:d="M60690 4937v28702h-33973v2000" svg:viewBox="0 0 33974 30703">
          <text:p/>
        </draw:connector>
        <draw:line draw:style-name="gr34" draw:text-style-name="P5" draw:layer="layout" svg:x1="56.245cm" svg:y1="12.938cm" svg:x2="56.245cm" svg:y2="20.609cm">
          <text:p/>
        </draw:line>
        <draw:frame draw:style-name="gr35" draw:text-style-name="P22" draw:layer="layout" svg:width="8.937cm" svg:height="2.273cm" svg:x="11.033cm" svg:y="17.65cm">
          <draw:text-box>
            <text:p text:style-name="P21"><text:span text:style-name="T8">lw $t0, 8($s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4T13:14:25.301940196</dc:date>
    <meta:editing-duration>PT1H20M10S</meta:editing-duration>
    <meta:editing-cycles>17</meta:editing-cycles>
    <meta:generator>LibreOffice/5.1.6.2$Linux_X86_64 LibreOffice_project/10m0$Build-2</meta:generator>
    <meta:document-statistic meta:object-count="52"/>
  </office:meta>
</office:document-meta>
</file>